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PE 4 _ Site Web Mobile</text:p>
      <text:p text:style-name="Standard"/>
      <text:p text:style-name="Standard"><text:span text:style-name="T1">Plan :</text:span></text:p>
      <text:p text:style-name="Standard">Présentation générale</text:p>
      <text:p text:style-name="Standard">Besoin</text:p>
      <text:p text:style-name="Standard">Contrainte</text:p>
      <text:p text:style-name="Standard">Spécification fonctionnelle</text:p>
      <text:p text:style-name="Standard">IHM</text:p>
      <text:p text:style-name="Standard">Spécification non-fonctionnelle</text:p>
      <text:p text:style-name="Standard">Dictionnaire des Données</text:p>
      <text:p text:style-name="Standard">MCD</text:p>
      <text:p text:style-name="Standard">Conclusion</text:p>
      <text:p text:style-name="Standard"/>
      <text:p text:style-name="Standard"/>
      <text:p text:style-name="Standard"><text:span text:style-name="T1">BESOIN :</text:span></text:p>
      <text:list xml:id="list35724206" text:style-name="WWNum1">
        <text:list-item>
          <text:p text:style-name="P2">1 site web Administration / Gestion</text:p>
        </text:list-item>
        <text:list-item>
          <text:p text:style-name="P2">1 BDD (adresse client / colis / etc.)</text:p>
        </text:list-item>
        <text:list-item>
          <text:p text:style-name="P2">Le patron créer une liste de livraison sur le site</text:p>
        </text:list-item>
        <text:list-item>
          <text:p text:style-name="P2">Le livreur reçois la liste et effectue ca tourné</text:p>
        </text:list-item>
        <text:list-item>
          <text:p text:style-name="P2">Il coche « livraison effectué » (ou autres)</text:p>
        </text:list-item>
        <text:list-item>
          <text:p text:style-name="P2">Prévoir les cas différent comme client absent etc.</text:p>
        </text:list-item>
        <text:list-item>
          <text:p text:style-name="P2">Le site doit optimiser le circuit de livraison (par distance)</text:p>
        </text:list-item>
      </text:list>
      <text:p text:style-name="Standard"/>
      <text:p text:style-name="Standard"><text:span text:style-name="T1">CONTRAINTES :</text:span></text:p>
      <text:list xml:id="list36341243" text:continue-numbering="true" text:style-name="WWNum1">
        <text:list-item>
          <text:p text:style-name="P2">Accessible sur mobile (n’importe lesquels)</text:p>
        </text:list-item>
        <text:list-item>
          <text:p text:style-name="P2">Accessible sur tous les navigateurs (max) navigateurs</text:p>
        </text:list-item>
        <text:list-item>
          <text:p text:style-name="P2">Gérer la résolution</text:p>
        </text:list-item>
        <text:list-item>
          <text:p text:style-name="P2">L’appli du livreur doit être simple et efficace</text:p>
        </text:list-item>
        <text:list-item>
          <text:p text:style-name="P2">Uniquement en HTML interprété <text:s/>(PHP)</text:p>
        </text:list-item>
        <text:list-item>
          <text:p text:style-name="P2">Le livreur ne peut pas modifier sa course</text:p>
        </text:list-item>
        <text:list-item>
          <text:p text:style-name="P2">Session et comptes de différent niveau (admin / gestion)</text:p>
        </text:list-item>
        <text:list-item>
          <text:p text:style-name="P2">Norme W3C</text:p>
        </text:list-item>
      </text:list>
      <text:p text:style-name="Standard"/>
      <text:p text:style-name="Standard"><text:span text:style-name="T1">SPECIFICATIONS FONCTIONNELLES :</text:span></text:p>
      <text:list xml:id="list36341703" text:continue-numbering="true" text:style-name="WWNum1">
        <text:list-item>
          <text:p text:style-name="P2">A chaque livraison validée, prend l’heure courante</text:p>
        </text:list-item>
        <text:list-item>
          <text:p text:style-name="P2">Les commandes sont directement triées par secteurs</text:p>
        </text:list-item>
        <text:list-item>
          <text:p text:style-name="P2">Le patron peut suivre l’avancée de ses livreurs à chaque livraison effectuée</text:p>
        </text:list-item>
        <text:list-item>
          <text:p text:style-name="P2">Il peut rajouter une liste de livraison en temps réel.</text:p>
        </text:list-item>
        <text:list-item>
          <text:p text:style-name="P2">La liste de livraison doit s’optimiser automatiquement en fonction du circuit de livraison par distance. (camion par camion)</text:p>
        </text:list-item>
        <text:list-item>
          <text:p text:style-name="P2">Le patron (site web Administration) :</text:p>
          <text:list>
            <text:list-item>
              <text:p text:style-name="P2">Bdd avec tous les numéros de commandes</text:p>
              <text:p text:style-name="P2"/>
            </text:list-item>
            <text:list-item>
              <text:p text:style-name="P2">A accès à la liste des commandes (triées par distance)</text:p>
            </text:list-item>
            <text:list-item>
              <text:p text:style-name="P2">Le manageur (patron) doit avoir tous les droits sur la liste(ajouter modier itineraire)</text:p>
            </text:list-item>
          </text:list>
        </text:list-item>
        <text:list-item>
          <text:p text:style-name="P2">Le livreur (site web lecture)</text:p>
          <text:list>
            <text:list-item>
              <text:p text:style-name="P2">Accès au site via son mobile</text:p>
            </text:list-item>
            <text:list-item>
              <text:p text:style-name="P2">Lecture du circuit de livraison</text:p>
            </text:list-item>
            <text:list-item>
              <text:p text:style-name="P2"><text:soft-page-break/>Validation des livraisons effectuées</text:p>
            </text:list-item>
          </text:list>
        </text:list-item>
        <text:list-item>
          <text:p text:style-name="P2">Géolocalisation</text:p>
          <text:list>
            <text:list-item>
              <text:p text:style-name="P2">Avoir la distance entre l’adresse de livraison et le dépôt pour la derniere livraison,</text:p>
            </text:list-item>
            <text:list-item>
              <text:p text:style-name="P2">Distance entre deux livraisons</text:p>
              <text:p text:style-name="P2"/>
            </text:list-item>
          </text:list>
        </text:list-item>
      </text:list>
      <text:p text:style-name="P3"/>
      <text:list xml:id="list36344351" text:continue-numbering="true" text:style-name="WWNum1">
        <text:list-item>
          <text:p text:style-name="P2">Idée : Pour une distance max journalière donnée, calcul le plus grand nombre de point de livraison.</text:p>
        </text:list-item>
      </text:list>
      <text:p text:style-name="Standard"/>
      <text:p text:style-name="Standard"/>
      <text:p text:style-name="Standard">Géolocalisation :</text:p>
      <text:p text:style-name="Standard"><text:tab/>Bonne idée de diviser par de secteurs.</text:p>
      <text:p text:style-name="Standard"><text:tab/>Ensuite calculer par temps/distance dans chaque secteur. (Le temps paraît être préférable)</text:p>
      <text:p text:style-name="Standard"><text:tab/>Attention au temps que met le(s) livreur(s) pour rentrer au dépôt.</text:p>
      <text:p text:style-name="Standard"><text:tab/>Distance max ? Temps max = 8h (heures de travail quotidien).</text:p>
      <text:p text:style-name="Standard"><text:tab/>Pour l’algo de calcul de trajet, critère de temps ? Exemple : livreur fini à 15h, possibilité de lui mettre un mini-trajet de 3h en fin de journée ? Rentable de calculer d’office un trajet de 8h (quitte à avoir des chance de déborder sur le planning ?)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fr" style:country-asian="FR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fr" fo:country="FR" style:letter-kerning="true" style:font-name-asian="SimSun" style:font-size-asian="12pt" style:language-asian="fr" style:country-asian="FR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érovée Charrue</meta:initial-creator>
    <meta:editing-cycles>36</meta:editing-cycles>
    <meta:creation-date>2012-10-23T12:29:00</meta:creation-date>
    <dc:date>2012-11-13T16:19:09.30</dc:date>
    <meta:editing-duration>PT1M30S</meta:editing-duration>
    <meta:generator>LibreOffice/3.4$Win32 LibreOffice_project/340m1$Build-402</meta:generator>
    <meta:document-statistic meta:table-count="0" meta:image-count="0" meta:object-count="0" meta:page-count="2" meta:paragraph-count="53" meta:word-count="404" meta:character-count="2328" meta:non-whitespace-character-count="2001"/>
    <meta:user-defined meta:name="AppVersion">14.0000</meta:user-defined>
    <meta:user-defined meta:name="Company">Sanja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